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9000003C3D54A15C14AB0FF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89b" officeooo:paragraph-rsid="0012c89b"/>
    </style:style>
    <style:style style:name="T1" style:family="text">
      <style:text-properties fo:font-size="14pt"/>
    </style:style>
    <style:style style:name="T2" style:family="text">
      <style:text-properties fo:font-size="16pt"/>
    </style:style>
    <style:style style:name="T3" style:family="text">
      <style:text-properties fo:font-size="18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6pt"/>
    </style:style>
    <style:style style:name="T6" style:family="text">
      <style:text-properties style:text-position="sub 58%" fo:font-size="16pt"/>
    </style:style>
    <style:style style:name="T7" style:family="text">
      <style:text-properties style:font-name="Liberation Serif" fo:font-size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0.803cm" svg:y="0.776cm" svg:width="10.92cm" svg:height="6.951cm" draw:z-index="0"><draw:image xlink:href="Pictures/10000001000005E9000003C3D54A15C14AB0FF9F.png" xlink:type="simple" xlink:show="embed" xlink:actuate="onLoad" draw:mime-type="image/png"/></draw:frame><draw:frame draw:style-name="fr1" draw:name="Figura2" text:anchor-type="char" svg:x="13.571cm" svg:y="0.776cm" svg:width="10.92cm" svg:height="6.951cm" draw:z-index="1"><draw:image xlink:href="Pictures/10000001000005E9000003C3D54A15C14AB0FF9F.png" xlink:type="simple" xlink:show="embed" xlink:actuate="onLoad" draw:mime-type="image/png"/></draw:frame><draw:frame draw:style-name="fr1" draw:name="Figura3" text:anchor-type="char" svg:x="13.545cm" svg:y="9.185cm" svg:width="10.92cm" svg:height="6.951cm" draw:z-index="2"><draw:image xlink:href="Pictures/10000001000005E9000003C3D54A15C14AB0FF9F.png" xlink:type="simple" xlink:show="embed" xlink:actuate="onLoad" draw:mime-type="image/png"/></draw:frame><draw:frame draw:style-name="fr1" draw:name="Figura4" text:anchor-type="char" svg:x="0.792cm" svg:y="9.158cm" svg:width="10.92cm" svg:height="6.951cm" draw:z-index="3"><draw:image xlink:href="Pictures/10000001000005E9000003C3D54A15C14AB0FF9F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8:47:02.679351364</meta:creation-date>
    <dc:date>2023-11-20T13:52:39.324827887</dc:date>
    <meta:editing-duration>PT1H14M3S</meta:editing-duration>
    <meta:editing-cycles>2</meta:editing-cycles>
    <meta:generator>LibreOffice/7.3.7.2$Linux_X86_64 LibreOffice_project/30$Build-2</meta:generator>
    <meta:print-date>2023-11-20T13:50:00.850694714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